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2" style:master-page-name="MP0" style:family="paragraph">
      <style:paragraph-properties fo:break-before="page"/>
    </style:style>
  </office:automatic-styles>
  <office:body>
    <office:text text:use-soft-page-breaks="true">
      <text:p text:style-name="P1">User-Interface:</text:p>
      <text:p text:style-name="Standard">userErstellen/3:</text:p>
      <text:p text:style-name="Standard">@Params:</text:p>
      <text:p text:style-name="Standard">String name: Der Profilname des Users</text:p>
      <text:p text:style-name="Standard">String passwort: Das Passwort des Users</text:p>
      <text:p text:style-name="Standard">Email email: Die Emailadresse des Users</text:p>
      <text:p text:style-name="Standard">@Pre:</text:p>
      <text:p text:style-name="Standard">@Post:</text:p>
      <text:p text:style-name="Standard">Neuer User in DB</text:p>
      <text:p text:style-name="Standard"/>
      <text:p text:style-name="Standard">userAnmelden/2:</text:p>
      <text:p text:style-name="Standard">@Params:</text:p>
      <text:p text:style-name="Standard">String name: Der Profilname des Users</text:p>
      <text:p text:style-name="Standard">String passwort: Das Passwort des Users</text:p>
      <text:p text:style-name="Standard">@Pre:</text:p>
      <text:p text:style-name="Standard">@Post:</text:p>
      <text:p text:style-name="Standard"/>
      <text:p text:style-name="Standard">search/1:<text:line-break/>@Params:<text:line-break/>String query: Suchbegriff</text:p>
      <text:p text:style-name="Standard">@Pre:</text:p>
      <text:p text:style-name="Standard">@Post:</text:p>
      <text:p text:style-name="Standard"/>
      <text:p text:style-name="Standard">getUserBy/1:</text:p>
      <text:p text:style-name="Standard">@Params:</text:p>
      <text:p text:style-name="Standard">String url: Die Name des Users dessen Profil angezeigt<text:s/>werden soll.</text:p>
      <text:p text:style-name="Standard">@Pre:</text:p>
      <text:p text:style-name="Standard">@Post:</text:p>
      <text:p text:style-name="Standard"/>
      <text:p text:style-name="Heading2">Gruppen-Interface:</text:p>
      <text:p text:style-name="Standard"/>
      <text:p text:style-name="Standard">search/1:<text:line-break/>@Params:<text:line-break/>String query: Suchbegriff</text:p>
      <text:p text:style-name="Standard">@Pre:</text:p>
      <text:p text:style-name="Standard">@Post:</text:p>
      <text:p text:style-name="Standard"/>
      <text:p text:style-name="Standard">getGroupBy/1:</text:p>
      <text:p text:style-name="Standard">@Params:</text:p>
      <text:p text:style-name="Standard">String url: Die Name der Gruppe die angezeigt werden soll</text:p>
      <text:p text:style-name="Standard">@Pre:</text:p>
      <text:p text:style-name="Standard">@Post:</text:p>
      <text:p text:style-name="Standard"/>
      <text:p text:style-name="Standard">gruppeErstellen/2:</text:p>
      <text:p text:style-name="Standard">@Params:</text:p>
      <text:p text:style-name="Standard">String name: Der Name der<text:s/>Gruppe die erstellt werden soll</text:p>
      <text:p text:style-name="Standard">IUser ersteller: Der User der die Gruppe erstellt</text:p>
      <text:p text:style-name="Standard">@Pre:</text:p>
      <text:p text:style-name="Standard">@Pos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Untertitel" style:display-name="Untertitel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Timmay</meta:initial-creator>
    <dc:creator>Timmay</dc:creator>
    <meta:creation-date>2009-04-16T11:32:00Z</meta:creation-date>
    <dc:date>2015-04-13T22:38:00Z</dc:date>
    <meta:template xlink:href="Normal.dotm" xlink:type="simple"/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08" meta:character-count="792" meta:row-count="5" meta:non-whitespace-character-count="685"/>
  </office:meta>
</office:document-meta>
</file>